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3:41:45.14</meta:creation-date>
    <meta:document-statistic meta:table-count="0" meta:image-count="0" meta:object-count="0" meta:page-count="1" meta:paragraph-count="0" meta:word-count="0" meta:character-count="0"/>
    <dc:date>2009-11-20T13:42:19.12</dc:date>
    <meta:editing-duration>PT00H00M35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d009200e90047009900a3004b006a008c00fa005e0020007c00b500d2008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0O9P/v8DaWM2SVxA2B6tV2pKRlg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bc00dc00790090000a004900450042008f000c00d200d90030007900cb001b">
        <DigestMethod Algorithm="http://www.w3.org/2000/09/xmldsig#sha1"/>
        <DigestValue>kGYDCgB3PUcGm5fHAifHN/vjm2o=</DigestValue>
      </Reference>
    </SignedInfo>
    <SignatureValue>j0yU0b+mQLzyfIerTOWWQp1OHvPJ0E64tKDjXLIeqh2k4rE6VMHGRBu7OvRyDgbU
XcQ5pHwCxOCLzRLI+YwFeHldBcMMVwU68tNgSp1kpIxCDNQd4iExD23yJW2lanMb
NbqtrxLUK4ob4Th0wK4stjHMYsvYpCiWX7winiU5FEY=</SignatureValue>
    <KeyInfo>
      <X509Data>
        <X509IssuerSerial>
          <X509IssuerName>CN=Sub CA 1 Root 6, OU=Development, O=OpenOffice.org, ST=Hamburg, C=DE</X509IssuerName>
          <X509SerialNumber>4096</X509SerialNumber>
        </X509IssuerSerial>
        <X509Certificate>MIIC5jCCAk+gAwIBAgICEAAwDQYJKoZIhvcNAQEFBQAwaDELMAkGA1UEBhMCREUx
EDAOBgNVBAgTB0hhbWJ1cmcxFzAVBgNVBAoTDk9wZW5PZmZpY2Uub3JnMRQwEgYD
VQQLEwtEZXZlbG9wbWVudDEYMBYGA1UEAxMPU3ViIENBIDEgUm9vdCA2MB4XDTA5
MTEyMDEyMzc0M1oXDTM0MTExNDEyMzc0M1owbzELMAkGA1UEBhMCREUxEDAOBgNV
BAgTB0hhbWJ1cmcxFzAVBgNVBAoTDk9wZW5PZmZpY2Uub3JnMRQwEgYDVQQLEwtE
ZXZlbG9wbWVudDEfMB0GA1UEAxMWVXNlciAxIFN1YiBDQSAxIFJvb3QgNjCBnzAN
BgkqhkiG9w0BAQEFAAOBjQAwgYkCgYEAu6xoEEEolP3+OV5jz+ufKyCC84bS4TgF
fpXMRuVCi1wNLK2tRMBML3x16L2qzfIFFhilo/rnoLpXMeKwTYWdYORBkkk/4XlH
Uuiecb6IEGwwiZ9VhJ2D0MkRZpUzi0Q4hkUFszpUxM9OckwAB9dZOo0vzV4MoJW+
AIV6pELC87cCAwEAAaOBlzCBlDBFBgNVHR8EPjA8MDqgOKA2hjRodHRwOi8vbG9j
YWxob3N0Ojg5MDIvZGVtb0NBL2NybC9TdWJfQ0FfMV9Sb290XzYuY3JsMAsGA1Ud
DwQEAwIF4DAdBgNVHQ4EFgQUV1GkRK6SATyffoJnwOW516aPpXkwHwYDVR0jBBgw
FoAUiYzXcetneE7WATWyrKG0iEPOcKcwDQYJKoZIhvcNAQEFBQADgYEAe97yK9eU
zhLi+aeykQjGUT+84ofteW079ThuAtRj5rin5d/0brCKvbuxC+DCz/qvCmqlHyj/
3iG9ivfsSDW7q5fCejFt0XOOrnSblIZzBgbaaiyCBLFJGWKpBeXnLGihO/S/gIVb
G9whez3B7pdscjUtgBmQtKsZNLuIXupwJ98=</X509Certificate>
      </X509Data>
    </KeyInfo>
    <Object>
      <SignatureProperties>
        <SignatureProperty Id="ID_00bc00dc00790090000a004900450042008f000c00d200d90030007900cb001b" Target="#ID_00cd009200e90047009900a3004b006a008c00fa005e0020007c00b500d2008e">
          <dc:date xmlns:dc="http://purl.org/dc/elements/1.1/">2009-11-20T13:42:32,25</dc:date>
        </SignatureProperty>
      </SignatureProperties>
    </Object>
  </Signature>
</document-signatures>
</file>